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e1fe" officeooo:paragraph-rsid="001fe1fe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font-weight="bold" officeooo:rsid="001fe1fe" officeooo:paragraph-rsid="001fe1f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1fe1fe" officeooo:paragraph-rsid="001fe1f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fe1fe"/>
    </style:style>
    <style:style style:name="T1" style:family="text">
      <style:text-properties fo:font-variant="normal" fo:text-transform="none" fo:color="#666666" loext:opacity="100%" style:font-name="Montserrat" fo:font-size="11.25pt" fo:letter-spacing="normal" fo:font-style="normal" fo:font-weight="normal"/>
    </style:style>
    <style:style style:name="T2" style:family="text">
      <style:text-properties fo:font-variant="normal" fo:text-transform="none" fo:color="#666666" loext:opacity="100%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666666" loext:opacity="100%" style:font-name="Arial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e1fe" style:font-size-asian="12pt" style:font-size-complex="12pt"/>
    </style:style>
    <style:style style:name="T6" style:family="text">
      <style:text-properties style:font-name="Arial1" fo:font-size="12pt" fo:font-weight="normal" officeooo:rsid="001fe1fe" style:font-size-asian="10.5pt" style:font-weight-asian="normal" style:font-size-complex="12pt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fe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Inglês</text:p>
      <text:p text:style-name="P2"/>
      <text:p text:style-name="P4"><text:span text:style-name="T6">Clima em Julho em Bali – Estará em horário de verão e se espera um clima seco, a previsão é em média de apenas 4 dias chuvosos. O mês de julho tem como miníma 24</text:span><text:span text:style-name="T4">°C </text:span><text:span text:style-name="T5">e máxima com 29°C</text:span><text:span text:style-name="T4">, </text:span><text:span text:style-name="T5">além de está na estação seca do ano. </text:span></text:p>
      <text:p text:style-name="P4"><text:span text:style-name="T5"/></text:p>
      <text:p text:style-name="P1"><text:span text:style-name="T4">Font: </text:span><text:a xlink:type="simple" xlink:href="https://bali.com/weather/weather-by-month/weather-july/" text:style-name="Internet_20_link" text:visited-style-name="Visited_20_Internet_20_Link">https://bali.com/weather/weather-by-month/weather-july/</text:a><text:span text:style-name="T4"> </text:span></text:p>
      <text:p text:style-name="P1"><text:span text:style-name="T4">Font: </text:span><text:a xlink:type="simple" xlink:href="https://pt.weatherspark.com/y/149191/Clima-característico-no-Ngurah-Rai-International-Airport-Indonésia-durante-o-ano" text:style-name="Internet_20_link" text:visited-style-name="Visited_20_Internet_20_Link">https://pt.weatherspark.com/y/149191/Clima-caracter%C3%ADstico-no-Ngurah-Rai-International-Airport-Indon%C3%A9sia-durante-o-ano</text:a><text:span text:style-name="T4"> </text:span></text:p>
      <text:p text:style-name="P3"/>
      <text:p text:style-name="P3">10/07/2023 até 24/07/2023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4T13:15:23.384000000</meta:creation-date>
    <dc:date>2022-09-04T23:48:53.573000000</dc:date>
    <meta:editing-duration>PT10H33M31S</meta:editing-duration>
    <meta:editing-cycles>1</meta:editing-cycles>
    <meta:document-statistic meta:table-count="0" meta:image-count="0" meta:object-count="0" meta:page-count="1" meta:paragraph-count="5" meta:word-count="55" meta:character-count="456" meta:non-whitespace-character-count="402"/>
    <meta:generator>LibreOffice/7.4.0.3$Windows_X86_64 LibreOffice_project/f85e47c08ddd19c015c0114a68350214f7066f5a</meta:generator>
  </office:meta>
</office:document-meta>
</file>